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d54" officeooo:paragraph-rsid="000fad54"/>
    </style:style>
    <style:style style:name="T1" style:family="text">
      <style:text-properties officeooo:rsid="0010c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 :</text:p>
      <text:p text:style-name="P1"/>
      <text:p text:style-name="P1">A partir de la racine les fichiers contenant la plus grosse partie <text:s/>du code source sont répartis dans le fichier app et dans plug-ins</text:p>
      <text:p text:style-name="P1">Ce sont les fichiers qui contiennent le plus de sous dossiers.</text:p>
      <text:p text:style-name="P1"/>
      <text:p text:style-name="P1">On peut aussi trouver a la racine les fichiers le langues,d<text:span text:style-name="T1">e portage en fonction sur système de l'utilisateur</text:span>, aussi celui qui contient les images pour l’icône de bureau. Ces dossiers contiennent peu de sous dossier voir aucun pour les fichiers de traduction.</text:p>
      <text:p text:style-name="P1"/>
      <text:p text:style-name="P1">Les fichiers de librairies gimp sont tous placer a la racine éga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0:08:16.890546609</meta:creation-date>
    <meta:generator>LibreOffice/4.4.6.3$Linux_X86_64 LibreOffice_project/40m0$Build-3</meta:generator>
    <dc:date>2017-10-30T13:43:12.352205580</dc:date>
    <meta:editing-duration>PT13M33S</meta:editing-duration>
    <meta:editing-cycles>8</meta:editing-cycles>
    <meta:document-statistic meta:table-count="0" meta:image-count="0" meta:object-count="0" meta:page-count="1" meta:paragraph-count="5" meta:word-count="91" meta:character-count="539" meta:non-whitespace-character-count="452"/>
  </office:meta>
</office:document-meta>
</file>